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952b" officeooo:paragraph-rsid="001e952b"/>
    </style:style>
    <style:style style:name="P2" style:family="paragraph" style:parent-style-name="Text_20_body">
      <style:text-properties officeooo:rsid="001f1602" officeooo:paragraph-rsid="001f1602"/>
    </style:style>
    <style:style style:name="P3" style:family="paragraph" style:parent-style-name="Text_20_body">
      <style:text-properties officeooo:rsid="00251645" officeooo:paragraph-rsid="00251645"/>
    </style:style>
    <style:style style:name="P4" style:family="paragraph" style:parent-style-name="Text_20_body">
      <style:text-properties officeooo:rsid="002572f6" officeooo:paragraph-rsid="002572f6"/>
    </style:style>
    <style:style style:name="P5" style:family="paragraph" style:parent-style-name="Text_20_body">
      <style:text-properties officeooo:rsid="0026f5bc" officeooo:paragraph-rsid="0026f5bc"/>
    </style:style>
    <style:style style:name="P6" style:family="paragraph" style:parent-style-name="Title" style:master-page-name="First_20_Page">
      <style:paragraph-properties style:page-number="auto"/>
      <style:text-properties officeooo:rsid="001e952b" officeooo:paragraph-rsid="001e952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1f1602" officeooo:paragraph-rsid="001f1602"/>
    </style:style>
    <style:style style:name="P9" style:family="paragraph" style:parent-style-name="Heading_20_1" style:list-style-name="">
      <style:text-properties officeooo:rsid="001f1602" officeooo:paragraph-rsid="001f1602"/>
    </style:style>
    <style:style style:name="P10" style:family="paragraph" style:parent-style-name="Heading_20_1">
      <style:paragraph-properties fo:break-before="page"/>
      <style:text-properties officeooo:rsid="001f1602" officeooo:paragraph-rsid="001f1602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officeooo:rsid="001f1602" officeooo:paragraph-rsid="001f1602"/>
    </style:style>
    <style:style style:name="P13" style:family="paragraph" style:parent-style-name="Heading_20_2">
      <style:text-properties officeooo:paragraph-rsid="001f1602"/>
    </style:style>
    <style:style style:name="T1" style:family="text">
      <style:text-properties officeooo:rsid="0020e2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ocation Based Recommendation -</text:span>Projekt Dokumentation</text:p>
      <text:p text:style-name="P1"/>
      <text:p text:style-name="P1"/>
      <text:p text:style-name="P1"/>
      <text:p text:style-name="P3">Projektverantwortliche: Leon Richardt, Henrik Gerdes, Johannes B. Latzel</text:p>
      <text:p text:style-name="P4">Projektlaufzeit: 08/2018 bis 11.09.2018</text:p>
      <text:p text:style-name="P1"/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<text:a xlink:type="simple" xlink:href="#__RefHeading___Toc107_186206138" text:style-name="Index_20_Link" text:visited-style-name="Index_20_Link">Projektbeschreibung<text:tab/>2</text:a></text:p>
          <text:p text:style-name="P7"><text:a xlink:type="simple" xlink:href="#__RefHeading___Toc109_186206138" text:style-name="Index_20_Link" text:visited-style-name="Index_20_Link">Unterprojekte<text:tab/>2</text:a></text:p>
          <text:p text:style-name="P11"><text:a xlink:type="simple" xlink:href="#__RefHeading___Toc111_186206138" text:style-name="Index_20_Link" text:visited-style-name="Index_20_Link">Datenbank (DB)<text:tab/>2</text:a></text:p>
          <text:p text:style-name="P11"><text:a xlink:type="simple" xlink:href="#__RefHeading___Toc113_186206138" text:style-name="Index_20_Link" text:visited-style-name="Index_20_Link">Location Based Recommendation Server (LBRServer)<text:tab/>2</text:a></text:p>
          <text:p text:style-name="P11"><text:a xlink:type="simple" xlink:href="#__RefHeading___Toc115_186206138" text:style-name="Index_20_Link" text:visited-style-name="Index_20_Link">Client-Server-Interface (CSI)<text:tab/>2</text:a></text:p>
          <text:p text:style-name="P11"><text:a xlink:type="simple" xlink:href="#__RefHeading___Toc117_186206138" text:style-name="Index_20_Link" text:visited-style-name="Index_20_Link">Android App (APP)<text:tab/>2</text:a></text:p>
        </text:index-body>
      </text:table-of-content>
      <text:h text:style-name="P9" text:outline-level="1"/>
      <text:h text:style-name="P10" text:outline-level="1"><text:bookmark-start text:name="__RefHeading___Toc107_186206138"/>Projektbeschreibung<text:bookmark-end text:name="__RefHeading___Toc107_186206138"/></text:h>
      <text:p text:style-name="P2">Worum geht es im Projekt? Was ist der Ist- und Soll-Zustand?</text:p>
      <text:h text:style-name="P8" text:outline-level="1"><text:bookmark-start text:name="__RefHeading___Toc109_186206138"/>Unterprojekte<text:bookmark-end text:name="__RefHeading___Toc109_186206138"/></text:h>
      <text:h text:style-name="P12" text:outline-level="2"><text:bookmark-start text:name="__RefHeading___Toc111_186206138"/>Datenbank (DB)<text:bookmark-end text:name="__RefHeading___Toc111_186206138"/></text:h>
      <text:p text:style-name="P2">Welche Datenbank nutzen wir? Wie ist die Datenbank aufgebaut? Wie verbinden wir uns zur DB (phpMyAdmin, RazorSQL, JDBC MySQL J Connector)?</text:p>
      <text:h text:style-name="P13" text:outline-level="2"><text:bookmark-start text:name="__RefHeading___Toc113_186206138"/>Location Based Recommendation Server (LBRServer)<text:bookmark-end text:name="__RefHeading___Toc113_186206138"/></text:h>
      <text:p text:style-name="P2">Wozu ein Zwischenserver? Welche Funktionen erfüllt er?</text:p>
      <text:h text:style-name="P12" text:outline-level="2"><text:bookmark-start text:name="__RefHeading___Toc115_186206138"/>Client-Server-Interface (CSI)<text:bookmark-end text:name="__RefHeading___Toc115_186206138"/></text:h>
      <text:p text:style-name="P2">Was ist die Schnittstelle? Welche Funktionen erfüllt sie?</text:p>
      <text:p text:style-name="P5">Welche Klassen können vom Benutzer sinnvoll benutzt werden? Was muss hierbei beachtet werden?</text:p>
      <text:h text:style-name="P12" text:outline-level="2"><text:bookmark-start text:name="__RefHeading___Toc117_186206138"/>Android App (APP)<text:bookmark-end text:name="__RefHeading___Toc117_186206138"/></text:h>
      <text:p text:style-name="P5">Welche Funktionen erfüllt die App? GU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18:21.242000000</meta:creation-date>
    <dc:date>2018-08-31T14:06:08.856000000</dc:date>
    <meta:editing-duration>PT7M22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22" meta:word-count="118" meta:character-count="914" meta:non-whitespace-character-count="818"/>
  </office:meta>
</office:document-meta>
</file>